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666cm" style:rel-column-width="21845*"/>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6.999cm" table:align="margins"/>
    </style:style>
    <style:style style:name="Tabel2.A" style:family="table-column">
      <style:table-column-properties style:column-width="5.666cm" style:rel-column-width="21845*"/>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6.999cm" table:align="margins"/>
    </style:style>
    <style:style style:name="Tabel3.A" style:family="table-column">
      <style:table-column-properties style:column-width="5.666cm" style:rel-column-width="21845*"/>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6.999cm" table:align="margins"/>
    </style:style>
    <style:style style:name="Tabel4.A" style:family="table-column">
      <style:table-column-properties style:column-width="5.666cm" style:rel-column-width="21845*"/>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Tabel5" style:family="table">
      <style:table-properties style:width="16.999cm" table:align="margins"/>
    </style:style>
    <style:style style:name="Tabel5.A" style:family="table-column">
      <style:table-column-properties style:column-width="5.666cm" style:rel-column-width="21845*"/>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C2" style:family="table-cell">
      <style:table-cell-properties fo:padding="0.097cm" fo:border-left="0.05pt solid #000000" fo:border-right="0.05pt solid #000000" fo:border-top="none" fo:border-bottom="0.05pt solid #000000"/>
    </style:style>
    <style:style style:name="Tabel6" style:family="table">
      <style:table-properties style:width="16.999cm" table:align="margins"/>
    </style:style>
    <style:style style:name="Tabel6.A" style:family="table-column">
      <style:table-column-properties style:column-width="5.666cm" style:rel-column-width="21845*"/>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C2" style:family="table-cell">
      <style:table-cell-properties fo:padding="0.097cm" fo:border-left="0.05pt solid #000000" fo:border-right="0.05pt solid #000000" fo:border-top="none" fo:border-bottom="0.05pt solid #000000"/>
    </style:style>
    <style:style style:name="Tabel7" style:family="table">
      <style:table-properties style:width="16.999cm" table:align="margins"/>
    </style:style>
    <style:style style:name="Tabel7.A" style:family="table-column">
      <style:table-column-properties style:column-width="5.666cm" style:rel-column-width="21845*"/>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C2" style:family="table-cell">
      <style:table-cell-properties fo:padding="0.097cm" fo:border-left="0.05pt solid #000000" fo:border-right="0.05pt solid #000000" fo:border-top="none" fo:border-bottom="0.05pt solid #000000"/>
    </style:style>
    <style:style style:name="Tabel8" style:family="table">
      <style:table-properties style:width="16.999cm" table:align="margins"/>
    </style:style>
    <style:style style:name="Tabel8.A" style:family="table-column">
      <style:table-column-properties style:column-width="5.666cm" style:rel-column-width="21845*"/>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ext_20_body">
      <style:text-properties fo:language="en" fo:country="US"/>
    </style:style>
    <style:style style:name="P4" style:family="paragraph" style:parent-style-name="Heading_20_2">
      <style:text-properties fo:language="en" fo:country="US"/>
    </style:style>
    <style:style style:name="P5" style:family="paragraph" style:parent-style-name="Heading_20_2">
      <style:text-properties fo:language="en" fo:country="US" officeooo:paragraph-rsid="00123b05"/>
    </style:style>
    <style:style style:name="P6" style:family="paragraph" style:parent-style-name="Table_20_Contents">
      <style:text-properties fo:language="en" fo:country="US" officeooo:paragraph-rsid="00123b05"/>
    </style:style>
    <style:style style:name="P7" style:family="paragraph" style:parent-style-name="Heading_20_1">
      <style:text-properties fo:language="en" fo:country="US"/>
    </style:style>
    <style:style style:name="P8" style:family="paragraph" style:parent-style-name="Heading_20_1">
      <style:paragraph-properties fo:break-before="page"/>
      <style:text-properties fo:language="en" fo:country="US"/>
    </style:style>
    <style:style style:name="P9" style:family="paragraph" style:parent-style-name="Heading_20_1" style:list-style-name="">
      <style:paragraph-properties fo:break-before="page"/>
      <style:text-properties fo:language="en" fo:country="US"/>
    </style:style>
    <style:style style:name="P10" style:family="paragraph" style:parent-style-name="Heading_20_1">
      <style:paragraph-properties fo:break-before="page"/>
      <style:text-properties fo:language="en" fo:country="US" officeooo:paragraph-rsid="00123b05"/>
    </style:style>
    <style:style style:name="P11" style:family="paragraph" style:parent-style-name="Text_20_body">
      <style:text-properties fo:language="en" fo:country="US"/>
    </style:style>
    <style:style style:name="P12" style:family="paragraph" style:parent-style-name="Text_20_body" style:list-style-name="L1">
      <style:text-properties fo:language="en" fo:country="US"/>
    </style:style>
    <style:style style:name="P13" style:family="paragraph" style:parent-style-name="Text_20_body" style:list-style-name="L1">
      <style:text-properties fo:language="en" fo:country="US" officeooo:paragraph-rsid="00123b05"/>
    </style:style>
    <style:style style:name="P14" style:family="paragraph" style:parent-style-name="Text_20_body" style:list-style-name="L2">
      <style:text-properties fo:language="en" fo:country="US"/>
    </style:style>
    <style:style style:name="P15" style:family="paragraph" style:parent-style-name="Text_20_body" style:list-style-name="L2">
      <style:text-properties fo:language="en" fo:country="US" officeooo:paragraph-rsid="00123b05"/>
    </style:style>
    <style:style style:name="P16" style:family="paragraph" style:parent-style-name="Text_20_body" style:list-style-name="">
      <style:text-properties fo:language="en" fo:country="US"/>
    </style:style>
    <style:style style:name="P17" style:family="paragraph" style:parent-style-name="Text_20_body" style:list-style-name="">
      <style:text-properties fo:language="en" fo:country="US" officeooo:paragraph-rsid="00123b05"/>
    </style:style>
    <style:style style:name="P18" style:family="paragraph" style:parent-style-name="Text_20_body" style:list-style-name="L3">
      <style:text-properties fo:language="en" fo:country="US"/>
    </style:style>
    <style:style style:name="P19" style:family="paragraph" style:parent-style-name="Text_20_body" style:list-style-name="L3">
      <style:text-properties fo:language="en" fo:country="US" officeooo:paragraph-rsid="0018fcd6"/>
    </style:style>
    <style:style style:name="P20" style:family="paragraph" style:parent-style-name="Text_20_body" style:list-style-name="L4">
      <style:text-properties fo:language="en" fo:country="US"/>
    </style:style>
    <style:style style:name="P21" style:family="paragraph" style:parent-style-name="Text_20_body" style:list-style-name="L5">
      <style:text-properties fo:language="en" fo:country="US"/>
    </style:style>
    <style:style style:name="P22" style:family="paragraph" style:parent-style-name="Text_20_body">
      <style:text-properties fo:language="en" fo:country="US" officeooo:paragraph-rsid="00123b05"/>
    </style:style>
    <style:style style:name="P23" style:family="paragraph" style:parent-style-name="Text_20_body">
      <style:text-properties fo:language="en" fo:country="US" officeooo:rsid="00165e77" officeooo:paragraph-rsid="00165e77"/>
    </style:style>
    <style:style style:name="P24" style:family="paragraph" style:parent-style-name="Text_20_body">
      <style:text-properties fo:language="en" fo:country="US" officeooo:rsid="0018597b" officeooo:paragraph-rsid="0018597b"/>
    </style:style>
    <style:style style:name="P25" style:family="paragraph" style:parent-style-name="Text_20_body">
      <style:text-properties fo:language="en" fo:country="US" officeooo:rsid="0018fcd6" officeooo:paragraph-rsid="0018fcd6"/>
    </style:style>
    <style:style style:name="P26" style:family="paragraph" style:parent-style-name="Text_20_body" style:list-style-name="">
      <style:text-properties fo:language="en" fo:country="US" officeooo:rsid="0018fcd6" officeooo:paragraph-rsid="0018fcd6"/>
    </style:style>
    <style:style style:name="P27" style:family="paragraph" style:parent-style-name="Text_20_body">
      <style:text-properties officeooo:rsid="00138d94" officeooo:paragraph-rsid="00138d94"/>
    </style:style>
    <style:style style:name="P28" style:family="paragraph" style:parent-style-name="Text_20_body">
      <style:text-properties officeooo:rsid="00138d94" officeooo:paragraph-rsid="001508de"/>
    </style:style>
    <style:style style:name="P29" style:family="paragraph" style:parent-style-name="Text_20_body">
      <style:text-properties officeooo:rsid="001508de" officeooo:paragraph-rsid="001508de"/>
    </style:style>
    <style:style style:name="T1" style:family="text">
      <style:text-properties officeooo:rsid="00123b05"/>
    </style:style>
    <style:style style:name="T2" style:family="text">
      <style:text-properties fo:language="en" fo:country="US"/>
    </style:style>
    <style:style style:name="T3" style:family="text">
      <style:text-properties fo:language="en" fo:country="US" officeooo:rsid="001508de"/>
    </style:style>
    <style:style style:name="T4" style:family="text">
      <style:text-properties officeooo:rsid="0018597b"/>
    </style:style>
    <style:style style:name="T5" style:family="text">
      <style:text-properties officeooo:rsid="0018fcd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Scope and purpose of this document</text:h>
      <text:p text:style-name="P3">This document is intended to be a stand-alone specification of what is henceforth called "<text:span text:style-name="T1">TIFF/A</text:span>".</text:p>
      <text:p text:style-name="P22"><text:span text:style-name="T1">TIFF/A</text:span> is a subset of TIFF. The subset is chosen such that it meets specific goals. The most important ones are...</text:p>
      <text:list xml:id="list306447230003448354" text:style-name="L1">
        <text:list-item>
          <text:p text:style-name="P13">It needs to enjoy wide decoder support. Most, of not nearly all mainstream TIFF decoders and viewers need to be able to decode and render any <text:span text:style-name="T1">TIFF/A</text:span> file correctly.</text:p>
        </text:list-item>
        <text:list-item>
          <text:p text:style-name="P12">It needs to circumvent anything that is ambiguous in the existing TIFF specifications, as well as real-life practice. We need a subset that contains only what anyone can unambiguously agree upon, now and in the foreseeable future.</text:p>
        </text:list-item>
        <text:list-item>
          <text:p text:style-name="P12">It needs to be free of patents and license restrictions. Whilst in our opinion compression support is an absolute requirement, the subset needs to be chosen such that any implied technology is free to use, and all required specifications are freely available and widely adopted.</text:p>
        </text:list-item>
        <text:list-item>
          <text:p text:style-name="P13">It needs to cover the needs of the target user base. For instance, many digitization and archival project struggle with a strict budget, and computer equipment is often times limited in many ways. The <text:span text:style-name="T1">TIFF/A</text:span> subset needs to be chosen such that it does not involve unnecessarily large processing or storage needs.</text:p>
        </text:list-item>
      </text:list>
      <text:p text:style-name="P22">Whilst <text:span text:style-name="T1">TIFF/A</text:span> is a subset of TIFF, this document is meant to evolve into a stand-alone specification, for several reasons. </text:p>
      <text:list xml:id="list1663091560581404527" text:style-name="L2">
        <text:list-item>
          <text:p text:style-name="P14">Most importantly, this will enable us to eliminate any troublesome licensing issues that surround other specifications.</text:p>
        </text:list-item>
        <text:list-item>
          <text:p text:style-name="P14">Secondly, centralization of all required specification into a single document will ease implementation and conformance checking.</text:p>
        </text:list-item>
        <text:list-item>
          <text:p text:style-name="P15">Last, but certainly not least, this document aims to specify more then just a particular TIFF subset. It also contains guidelines for conformance checking, our knowledge on many issues that real-life practical TIFF-centered applications may encounter, a specification for required functionality in the <text:span text:style-name="T1">TIFF/A</text:span> auto-corrector that aims to convert (possibly incorrect) TIFF to <text:span text:style-name="T1">TIFF/A</text:span>, etc. As such, this document is also intended to become a practical guideline in the development of the <text:span text:style-name="T1">TIFF/A</text:span> tools.</text:p>
        </text:list-item>
      </text:list>
      <text:p text:style-name="P3">At this stage, we consider this document a proposal and draft, rather then a finalized product. In particular, where adequately motivated, we will include functionality that we feel may be required in the target application of this file format and these tools, even if it is outside the scope of what was previously considered. However, we do not intend anything included in this document to be non-negotiable or final. At this stage, this document is a proposal, designed such that parts of it can be rejected with minimal impact on other parts that may get approval.</text:p>
      <text:p text:style-name="P3">To ease this process, appendix A contains an exhaustive enumeration of the particular parts and issues that require evaluation.</text:p>
      <text:p text:style-name="P25">ddd insert mention of Append B and C here???</text:p>
      <text:h text:style-name="P10" text:outline-level="1">1. <text:span text:style-name="T1">TIFF/A</text:span> file header</text:h>
      <table:table table:name="Tabel1" table:style-name="Tabel1">
        <table:table-column table:style-name="Tabel1.A" table:number-columns-repeated="3"/>
        <table:table-row>
          <table:table-cell table:style-name="Tabel1.A1" office:value-type="string">
            <text:p text:style-name="P2">Offset in file</text:p>
          </table:table-cell>
          <table:table-cell table:style-name="Tabel1.A1" office:value-type="string">
            <text:p text:style-name="P2">Datatype</text:p>
          </table:table-cell>
          <table:table-cell table:style-name="Tabel1.C1" office:value-type="string">
            <text:p text:style-name="P2">Value</text:p>
          </table:table-cell>
        </table:table-row>
        <table:table-row>
          <table:table-cell table:style-name="Tabel1.A2" office:value-type="string">
            <text:p text:style-name="P1">0</text:p>
          </table:table-cell>
          <table:table-cell table:style-name="Tabel1.A2" office:value-type="string">
            <text:p text:style-name="P1">Unsigned 16bit integer</text:p>
          </table:table-cell>
          <table:table-cell table:style-name="Tabel1.C2" office:value-type="string">
            <text:p text:style-name="P1">ASCII "II" or "MM"</text:p>
          </table:table-cell>
        </table:table-row>
        <table:table-row>
          <table:table-cell table:style-name="Tabel1.A2" office:value-type="string">
            <text:p text:style-name="P1">2</text:p>
          </table:table-cell>
          <table:table-cell table:style-name="Tabel1.A2" office:value-type="string">
            <text:p text:style-name="P1">Unsigned 16bit integer</text:p>
          </table:table-cell>
          <table:table-cell table:style-name="Tabel1.C2" office:value-type="string">
            <text:p text:style-name="P1">Version number</text:p>
          </table:table-cell>
        </table:table-row>
      </table:table>
      <text:p text:style-name="P3"/>
      <text:p text:style-name="P22">The first two bytes in <text:span text:style-name="T1">TIFF/A</text:span> are required to have the same value. This value is either ASCII "I" (decimal 73, hex 49) or ASCII "M" (decimal 77, hex 4D).</text:p>
      <text:p text:style-name="P3">These first two bytes are the byte order indicator. "M" is historically short for "Motorola", "I" is short for "Intel". "M" indicates network byte order, higher order bytes come first. "I" indicates reversed byte order, higher order bytes come last.</text:p>
      <text:p text:style-name="P3">This byte order indicator applies to anything that follows, from the subsequent version number, other members of the header specified below, all data members of the IFD structure, all tag values, up to and including even the actual image pixel color data.</text:p>
      <text:p text:style-name="P3">The file format itself does not contain any multibyte data with a byte count that is not a power of 2. Therefore, there is at this level no ambiguity. However, image data in TIFF may contain values that have a byte count exceeding 1 and not equal to a power of 2. The original specification does not explicitly mention whether the byte order indicator applies to such odd byte count data. TIFF experts do not agree on this issue, some feel that for example a 3 byte value is always to be specified in network byte order because the notion of doing it any differently is very uncommon. Others feel byte order applies to this data as well, and 3 byte values should have reversed order in "II" TIFF files.</text:p>
      <text:p text:style-name="P22">We eliminate this ambiguity in <text:span text:style-name="T1">TIFF/A</text:span> by limiting image data to 8bit or 16bit integer, and 32bit or 64bit floating point.</text:p>
      <text:p text:style-name="P22">In real-life TIFF, it is not uncommon to see lowercase "ii" or lowercase "mm". The <text:span text:style-name="T1">TIFF/A</text:span> auto-corrector is required to change these incorrect values into "II" or "MM" respectively. The <text:span text:style-name="T1">TIFF/A</text:span> compliance checker needs to issue a non-fatal warning.</text:p>
      <text:p text:style-name="P22">Any other values, as well as premature EOF at this stage, needs to be regarded a fatal error in the <text:span text:style-name="T1">TIFF/A</text:span> auto-corrector, compliance checker and decoder.</text:p>
      <text:p text:style-name="P22">As is usually the case in TIFF, encoders are never required to be able to generate every possible output. It is very common for encoders to limit support to generation of TIFF files that reflect the byte order that is native to the machine on which they run. Decoders, on the other hand, are required to support both byte order flavors if they intend to claim support for the full TIFF specification. <text:span text:style-name="T1">TIFF/A</text:span> allows both byte order flavors, thus any complete <text:span text:style-name="T1">TIFF/A</text:span> decoder needs to support both.</text:p>
      <text:p text:style-name="P22">The unsigned 16bit version number immediately follows the byte order indicator. Its value is either 42, for "ClassicTIFF", or 43, for "BigTIFF". The difference between these flavors of the file format is essentially that any offset or length indication in ClassicTIFF is at most 4 bytes long, whilst any offset or length indication in BigTIFF can be up to 8 bytes in length. ClassicTIFF is widely adopted, BigTIFF is relatively new and not included in the TIFF 6.0 specifications. We do however propose to include BigTIFF in <text:span text:style-name="T1">TIFF/A</text:span> for obvious reasons. <text:span text:style-name="T1">TIFF/A</text:span> is being targeted at users that commonly deal with very large images, whilst the <text:span text:style-name="T1">TIFF/A</text:span> standard itself is aimed to be long-lived and thus needs to be future-proof.</text:p>
      <text:p text:style-name="P22">In real-life, it is not uncommon to encounter perfectly formed TIFF files that have a version number different from 42 and 43. This is most often generated when software designers don't feel up to the task of inventing a new file format and implementing a proprietary codec, but wish to eliminate data interchange nonetheless. For this reason, the <text:span text:style-name="T1">TIFF/A</text:span> auto-corrector is required to change any <text:soft-page-break/>version number value different from 42 and 43, into 42. The <text:span text:style-name="T1">TIFF/A</text:span> compliance checker needs to issue a non-fatal warning.</text:p>
      <text:p text:style-name="P22">Premature EOF at this stage, needs to be regarded a fatal error, in the <text:span text:style-name="T1">TIFF/A</text:span> auto-corrector and compliance checker and decoder.</text:p>
      <text:p text:style-name="P22">As usual, TIFF or <text:span text:style-name="T1">TIFF/A</text:span> encoders may chose to not support either ClassicTIFF, or BigTIFF. Decoders, however, need to support both.</text:p>
      <text:p text:style-name="P3">The second and final part of the header depends on this TIFF version.</text:p>
      <text:h text:style-name="P4" text:outline-level="2">ClassicTIFF</text:h>
      <table:table table:name="Tabel2" table:style-name="Tabel2">
        <table:table-column table:style-name="Tabel2.A" table:number-columns-repeated="3"/>
        <table:table-row>
          <table:table-cell table:style-name="Tabel2.A1" office:value-type="string">
            <text:p text:style-name="P2">Offset in file</text:p>
          </table:table-cell>
          <table:table-cell table:style-name="Tabel2.A1" office:value-type="string">
            <text:p text:style-name="P2">Datatype</text:p>
          </table:table-cell>
          <table:table-cell table:style-name="Tabel2.C1" office:value-type="string">
            <text:p text:style-name="P2">Value</text:p>
          </table:table-cell>
        </table:table-row>
        <table:table-row>
          <table:table-cell table:style-name="Tabel2.A2" office:value-type="string">
            <text:p text:style-name="P1">4</text:p>
          </table:table-cell>
          <table:table-cell table:style-name="Tabel2.A2" office:value-type="string">
            <text:p text:style-name="P1">Unsigned 32bit integer</text:p>
          </table:table-cell>
          <table:table-cell table:style-name="Tabel2.C2" office:value-type="string">
            <text:p text:style-name="P1">File offset of first IFD</text:p>
          </table:table-cell>
        </table:table-row>
      </table:table>
      <text:p text:style-name="P3"/>
      <text:p text:style-name="P22">This second and final part of the Classic<text:span text:style-name="T1">TIFF/A</text:span> header specifies a 4 byte unsigned integer value that is the file offset of the first IFD. IFD structures are explained below.</text:p>
      <text:p text:style-name="P3">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22">Premature EOF at this stage, needs to be regarded a fatal error, in the <text:span text:style-name="T1">TIFF/A</text:span> auto-corrector and compliance checker and decoder.</text:p>
      <text:p text:style-name="P3">The ClassicTIFF/<text:span text:style-name="T1">A</text:span> file header is thus 8 bytes long.</text:p>
      <text:h text:style-name="P4" text:outline-level="2">BigTIFF</text:h>
      <table:table table:name="Tabel3" table:style-name="Tabel3">
        <table:table-column table:style-name="Tabel3.A" table:number-columns-repeated="3"/>
        <table:table-row>
          <table:table-cell table:style-name="Tabel3.A1" office:value-type="string">
            <text:p text:style-name="P2">Offset in file</text:p>
          </table:table-cell>
          <table:table-cell table:style-name="Tabel3.A1" office:value-type="string">
            <text:p text:style-name="P2">Datatype</text:p>
          </table:table-cell>
          <table:table-cell table:style-name="Tabel3.C1" office:value-type="string">
            <text:p text:style-name="P2">Value</text:p>
          </table:table-cell>
        </table:table-row>
        <table:table-row>
          <table:table-cell table:style-name="Tabel3.A2" office:value-type="string">
            <text:p text:style-name="P1">4</text:p>
          </table:table-cell>
          <table:table-cell table:style-name="Tabel3.A2" office:value-type="string">
            <text:p text:style-name="P1">Unsigned 16bit integer</text:p>
          </table:table-cell>
          <table:table-cell table:style-name="Tabel3.C2" office:value-type="string">
            <text:p text:style-name="P1">8</text:p>
          </table:table-cell>
        </table:table-row>
        <table:table-row>
          <table:table-cell table:style-name="Tabel3.A2" office:value-type="string">
            <text:p text:style-name="P1">6</text:p>
          </table:table-cell>
          <table:table-cell table:style-name="Tabel3.A2" office:value-type="string">
            <text:p text:style-name="P1">Unsigned 16bit integer</text:p>
          </table:table-cell>
          <table:table-cell table:style-name="Tabel3.C2" office:value-type="string">
            <text:p text:style-name="P1">0</text:p>
          </table:table-cell>
        </table:table-row>
        <table:table-row>
          <table:table-cell table:style-name="Tabel3.A2" office:value-type="string">
            <text:p text:style-name="P1">8</text:p>
          </table:table-cell>
          <table:table-cell table:style-name="Tabel3.A2" office:value-type="string">
            <text:p text:style-name="P1">Unsigned 64bit integer</text:p>
          </table:table-cell>
          <table:table-cell table:style-name="Tabel3.C2" office:value-type="string">
            <text:p text:style-name="P1">File offset of first IFD</text:p>
          </table:table-cell>
        </table:table-row>
      </table:table>
      <text:p text:style-name="P3"/>
      <text:p text:style-name="P3">This second and final part of the BigTIFF/<text:span text:style-name="T1">A</text:span> header starts of with 2 unsigned 16bit integer members, with fixed values, respectively 8 and 0.</text:p>
      <text:p text:style-name="P22">If these members have any other values, the <text:span text:style-name="T1">TIFF/A</text:span> auto-corrector needs to correct them, and issue a non-fatal warning. A <text:span text:style-name="T1">TIFF/A</text:span> compliance checker needs to issue a non-fatal warning. A decoder may choose to ignore incorrect values, or fail on them, depending on the desired tolerance trade-off, and it may issue a warning, depending on the desired level of verbosity.</text:p>
      <text:p text:style-name="P3">Immediately following these two members, is an 8 byte unsigned integer value that is the file offset of the first IFD. IFD structures are explained below.</text:p>
      <text:p text:style-name="P3">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22">Premature EOF at this stage, needs to be regarded a fatal error, in the <text:span text:style-name="T1">TIFF/A</text:span> auto-corrector and compliance checker and any decoder.</text:p>
      <text:p text:style-name="P3"><text:soft-page-break/>The BigTIFF/<text:span text:style-name="T1">A</text:span> file header is thus 16 bytes long.</text:p>
      <text:h text:style-name="P9" text:outline-level="1">2. Data block order, location, and organization</text:h>
      <text:h text:style-name="P16" text:outline-level="1">Any data block in TIFF is either the file header specified in previous section, or...</text:h>
      <text:list xml:id="list4383859260342299676" text:style-name="L3">
        <text:list-item>
          <text:h text:style-name="P18" text:outline-level="1">a TIFF IFD</text:h>
        </text:list-item>
        <text:list-item>
          <text:h text:style-name="P18" text:outline-level="1">Tag data</text:h>
        </text:list-item>
        <text:list-item>
          <text:h text:style-name="P19" text:outline-level="1">image strip or tile</text:h>
        </text:list-item>
      </text:list>
      <text:h text:style-name="P26" text:outline-level="1">ddd insert note on padding confusion here???</text:h>
      <text:h text:style-name="P16" text:outline-level="1">A TIFF IFD more or less corresponds to a single raster image. It contains tags. A tag is more or less a data member in the IFD. Its tag type, specified with an unsigned 16bit integer ID, indicates what exact data is given. For example, the tag with ID 256 can be used to indicate the width of an image. An IFD contains a collection of tags freely chosen by the encoder, with the single restriction that it needs to make sense. For example, the encoder may or may not choose to include a tag that specifies a model and name of the encoding software, but if it is to encode a raster then it absolutely needs to include tags that indicate raster width and height. The raster pixel color data is divided into rectangular parts, either strips or tiles. Their file offsets and lengths are specified in dedicated tags.</text:h>
      <text:h text:style-name="P16" text:outline-level="1">There is no other type of data structure inside a TIFF file. Except for the file header, there is no fixed order or location for any of these data structures. A member in the file header points to the primary IFD, and IFDs can point to a subsequent IFD. IFDs contain tags, and can point to tag data. Tag data can be the offset of other IFDs. A few specified tag types can point to image strips or tiles.</text:h>
      <text:h text:style-name="P16" text:outline-level="1">These are the only possible ways for data structures, inside a TIFF file, to point to other data structures, and they are fully specified in this document. With the exception of these fully specified pointers, each data block needs to be fully self-contained and relocatable, meaning it cannot point to any outside position, and any pointer to an inside position must be relative to the block offset.</text:h>
      <text:h text:style-name="P16" text:outline-level="1">Additionally, any data block is supposed to be linked from only one location. For example, if multiple pages in a TIFF file include the same color palette specification, they are required to each link to their own instance of that color palette tag data.</text:h>
      <text:h text:style-name="P16" text:outline-level="1">This serves multiple purposes...</text:h>
      <text:list xml:id="list2631432857119210873" text:style-name="L4">
        <text:list-item>
          <text:h text:style-name="P20" text:outline-level="1">Encoders can flush data in any order they see fit. They never need huge buffers. This is important because encoders can be low-memory devices like faxes and scanners.</text:h>
        </text:list-item>
        <text:list-item>
          <text:h text:style-name="P20" text:outline-level="1">This scheme supports extendability and encoding of data that is only meaningful in a particular context, whilst on the other hand also supporting TIFF manipulation software like page deletion, reordering, appending or inserting pages from one TIFF into another, or splitting multipage TIFF files into multiple single-page files, etc. Any application that is aware of the few fully specified inter-block pointers, can do any relinking or relocating manipulation and need not be aware of the exact meaning of all contained data.</text:h>
        </text:list-item>
      </text:list>
      <text:h text:style-name="P17" text:outline-level="1">In the specific context of <text:span text:style-name="T1">TIFF/A</text:span> there is an additional benefit. The <text:span text:style-name="T1">TIFF/A</text:span> auto-corrector and compliance checker trace the usage of the complete addressing space inside a TIFF file. Thus, incorrect overlapping blocks can be detected which usually indicates bad corruption of a file, and unused ranges can be detected. In real-life TIFF usage, such unused ranges sometimes encode application-specific data in a non-interchangeable way. They can also contribute to a security issue, in the sense that they remain "hidden" to most, and possibly not all. At the very least, they are inefficient usage of storage space, and that is of course of interest to the target <text:span text:style-name="T1">TIFF/A</text:span> user that often times attempts to build vast archives.</text:h>
      <text:h text:style-name="P17" text:outline-level="1">The <text:span text:style-name="T1">TIFF/A</text:span> auto-corrector detects the presence of unused ranges, issues a non-fatal warning and converts to a more densely packed output without unused space. The <text:span text:style-name="T1">TIFF/A</text:span> compliance checker issues a non-fatal warning. Decoders are not required or even expected to detect any of these issues.</text:h>
      <text:h text:style-name="P8" text:outline-level="1">3. IFD tree</text:h>
      <text:p text:style-name="P3">In TIFF, the original historical meaning of the acronym "IFD" was "Image File Directory". It corresponded more or less to a single raster structure, a single two-dimensional array of pixel color values with appropriate meta data like array dimensions, resolution, specification of used color space, etc.</text:p>
      <text:p text:style-name="P3">This scheme evolved in several different ways. Since the top level was actually designed to be a single-linked list of IFD structures, rather then a single IFD structure, TIFF quite naturally became a multiraster format. There was however no good way to encode and convey all possible meanings of this multiraster list. Were these different planes of the same image? Different layers? Different pages in a scan? A base image and multiple possible masks? A base image and convenient premade more manageable downsampled versions thereof? Some attempts were made to standardize specification of these intended relations between the different rasters, and some of these standards still live on today in real-life practical TIFF usage.</text:p>
      <text:p text:style-name="P3">It became clear, however, that standards could not foresee every possible multiraster relation in every possible application and encoding context. On top of that, there was a problem with compatibility between software with different levels of support for different versions of these standards. For example, software that could be instructed to "delete the second image in the list" could work perfectly fine on some TIFFs produced by fax machines even if it was limited to regarding every single IFD as an independent image, but it could equally actually corrupt data in some sense if it was applied to TIFFs that specified the second IFD to be merely a layer of an image. Things got ambiguous and complicated, decoders needed to scan ahead in order to make sure subsequent IFDs didn't impact previous ones, but most didn't and adoption was not wide-spread.</text:p>
      <text:p text:style-name="P3">It became clear that a different strategy was to be applied. Modern practical usage of TIFF regards every IFD in this top-level linked list as a single independent page of a multipage document. No raster relation is to be specified at this level, ensuring compatibility with modern decoders but also ancient naive and raster-relation-unaware decoders as well as ancient decoders that attempt to support any of these old raster relation specification standards. Any page is to be completely represented by a single raster, at this top level, thus ensuring the capability to decode and render at least that. An encoder can additionally link several lower-level single-linked IFD lists to any single IFD. For example, such an additional single-lined IFD list could contain downsampled versions of this same page, and there exists a standard tag to link exactly this IFD list. But an encoder could equally easily link a list of masks that may be applied to this page, for reasons and purposes known only in the specific context of that encoder, and it could use a private tag to do this. Decoders might limit their support to the top-level IFD image, or they might choose to use the list of downsampled versions but safely ignore the list of application-specific masks.</text:p>
      <text:p text:style-name="P3">Thus, the IFD list becomes an IFD tree. Base page relations are clear to everyone. Some additions to any particular page in the base page list, may be supported by some decoders, ignored by others. Some additions may have no meaning outside of a particular application context, but still interchange of basic page image is guaranteed and any software can safely apply any page operation such as deletion, insertion, and reordering.</text:p>
      <text:p text:style-name="P22">This is important in the context of <text:span text:style-name="T1">TIFF/A</text:span> because it motivates the choice to limit the <text:span text:style-name="T1">TIFF/A</text:span> subset to the modern practical and unambiguous multipage scheme. The target user of <text:span text:style-name="T1">TIFF/A</text:span> often deals with big images and is likely to decode on machines with limited processing power, so inclusion of downsampled versions up to thumbnails can be important. This usage of the IFD tree is specified in the <text:span text:style-name="T1">TIFF/A</text:span> subset. Also, the <text:span text:style-name="T1">TIFF/A</text:span> auto-corrector is required to correctly interpret some of the least ambiguous old-style raster-relation specifications in input TIFFs and convert them to compliant <text:span text:style-name="T1">TIFF/A</text:span> page lists.</text:p>
      <text:p text:style-name="P22"><text:soft-page-break/>The first subsection below specifies the IFD structure. Next, we build on this and specify the <text:span text:style-name="T1">TIFF/A</text:span> IFD tree. In the final subsection, we specify this "least ambiguous old-style raster-relation specification" that is not part of the <text:span text:style-name="T1">TIFF/A</text:span> subset, but is to be understood and converted by the <text:span text:style-name="T1">TIFF/A</text:span> auto-corrector.</text:p>
      <text:p text:style-name="P3">In TIFF, this IFD organization also evolved to eventually include IFDs that don't actually specify a raster image. The most common example, is the EXIF IFD.</text:p>
      <text:p text:style-name="P22">This, too, is important in the context of the <text:span text:style-name="T1">TIFF/A</text:span> auto-corrector, even though EXIF or any non-image IFD usage is not actually a part of the <text:span text:style-name="T1">TIFF/A</text:span> subset. The auto-corrector needs to be able to understand and eliminate this type of data. This auto-correction action, too, is explained in the final subsection.</text:p>
      <text:h text:style-name="P4" text:outline-level="2">3.1. The IFD structure</text:h>
      <text:p text:style-name="P3">The datatypes of the member in this structure, depend on the TIFF version (ClassicTIFF or BigTIFF). The actual members of this structure, and their meaning, does not.</text:p>
      <text:p text:style-name="P3">ClassicTIFF IFD structure is...</text:p>
      <table:table table:name="Tabel4" table:style-name="Tabel4">
        <table:table-column table:style-name="Tabel4.A" table:number-columns-repeated="3"/>
        <table:table-row>
          <table:table-cell table:style-name="Tabel4.A1" office:value-type="string">
            <text:p text:style-name="P2">Offset in IFD structure</text:p>
          </table:table-cell>
          <table:table-cell table:style-name="Tabel4.A1" office:value-type="string">
            <text:p text:style-name="P2">Datatype</text:p>
          </table:table-cell>
          <table:table-cell table:style-name="Tabel4.C1" office:value-type="string">
            <text:p text:style-name="P2">Value</text:p>
          </table:table-cell>
        </table:table-row>
        <table:table-row>
          <table:table-cell table:style-name="Tabel4.A2" office:value-type="string">
            <text:p text:style-name="P1">0</text:p>
          </table:table-cell>
          <table:table-cell table:style-name="Tabel4.A2" office:value-type="string">
            <text:p text:style-name="P1">Unsigned 16bit integer</text:p>
          </table:table-cell>
          <table:table-cell table:style-name="Tabel4.C2" office:value-type="string">
            <text:p text:style-name="P1">Number of tags in IFD</text:p>
          </table:table-cell>
        </table:table-row>
        <table:table-row>
          <table:table-cell table:style-name="Tabel4.A2" office:value-type="string">
            <text:p text:style-name="P1">2+(Tag index)*12</text:p>
          </table:table-cell>
          <table:table-cell table:style-name="Tabel4.A2" office:value-type="string">
            <text:p text:style-name="P1">Tag structure</text:p>
          </table:table-cell>
          <table:table-cell table:style-name="Tabel4.C2" office:value-type="string">
            <text:p text:style-name="P1">Tag</text:p>
          </table:table-cell>
        </table:table-row>
        <table:table-row>
          <table:table-cell table:style-name="Tabel4.A2" office:value-type="string">
            <text:p text:style-name="P1">2+(Tag count)*12</text:p>
          </table:table-cell>
          <table:table-cell table:style-name="Tabel4.A2" office:value-type="string">
            <text:p text:style-name="P1">Unsigned 32bit integer</text:p>
          </table:table-cell>
          <table:table-cell table:style-name="Tabel4.C2" office:value-type="string">
            <text:p text:style-name="P1">File offset of next IFD, or 0 if there is no next IFD</text:p>
          </table:table-cell>
        </table:table-row>
      </table:table>
      <text:p text:style-name="P3"/>
      <text:p text:style-name="P3">ClassicTIFF tag structure used inside this IFD structure is...</text:p>
      <table:table table:name="Tabel5" table:style-name="Tabel5">
        <table:table-column table:style-name="Tabel5.A" table:number-columns-repeated="3"/>
        <table:table-row>
          <table:table-cell table:style-name="Tabel5.A1" office:value-type="string">
            <text:p text:style-name="P2">Offset in tag structure</text:p>
          </table:table-cell>
          <table:table-cell table:style-name="Tabel5.A1" office:value-type="string">
            <text:p text:style-name="P2">Datatype</text:p>
          </table:table-cell>
          <table:table-cell table:style-name="Tabel5.C1" office:value-type="string">
            <text:p text:style-name="P2">Value</text:p>
          </table:table-cell>
        </table:table-row>
        <table:table-row>
          <table:table-cell table:style-name="Tabel5.A2" office:value-type="string">
            <text:p text:style-name="P1">0</text:p>
          </table:table-cell>
          <table:table-cell table:style-name="Tabel5.A2" office:value-type="string">
            <text:p text:style-name="P1">Unsigned 16bit integer</text:p>
          </table:table-cell>
          <table:table-cell table:style-name="Tabel5.C2" office:value-type="string">
            <text:p text:style-name="P1">Tag identification code</text:p>
          </table:table-cell>
        </table:table-row>
        <table:table-row>
          <table:table-cell table:style-name="Tabel5.A2" office:value-type="string">
            <text:p text:style-name="P1">2</text:p>
          </table:table-cell>
          <table:table-cell table:style-name="Tabel5.A2" office:value-type="string">
            <text:p text:style-name="P1">Unsigned 16bit integer</text:p>
          </table:table-cell>
          <table:table-cell table:style-name="Tabel5.C2" office:value-type="string">
            <text:p text:style-name="P1">Datatype of tag data</text:p>
          </table:table-cell>
        </table:table-row>
        <table:table-row>
          <table:table-cell table:style-name="Tabel5.A2" office:value-type="string">
            <text:p text:style-name="P1">4</text:p>
          </table:table-cell>
          <table:table-cell table:style-name="Tabel5.A2" office:value-type="string">
            <text:p text:style-name="P1">Unsigned 32bit integer</text:p>
          </table:table-cell>
          <table:table-cell table:style-name="Tabel5.C2" office:value-type="string">
            <text:p text:style-name="P1">Number of values in tag data</text:p>
          </table:table-cell>
        </table:table-row>
        <table:table-row>
          <table:table-cell table:style-name="Tabel5.A2" office:value-type="string">
            <text:p text:style-name="P1">8</text:p>
          </table:table-cell>
          <table:table-cell table:style-name="Tabel5.A2" office:value-type="string">
            <text:p text:style-name="P1">Tag datatype</text:p>
            <text:p text:style-name="P1">or </text:p>
            <text:p text:style-name="P1">Unsigned 32bit integer</text:p>
          </table:table-cell>
          <table:table-cell table:style-name="Tabel5.C2" office:value-type="string">
            <text:p text:style-name="P1">Tag data</text:p>
            <text:p text:style-name="P1">or</text:p>
            <text:p text:style-name="P1">File offset of tag data</text:p>
          </table:table-cell>
        </table:table-row>
      </table:table>
      <text:p text:style-name="P3"/>
      <text:p text:style-name="P3">BigTIFF IFD structure is...</text:p>
      <table:table table:name="Tabel6" table:style-name="Tabel6">
        <table:table-column table:style-name="Tabel6.A" table:number-columns-repeated="3"/>
        <table:table-row>
          <table:table-cell table:style-name="Tabel6.A1" office:value-type="string">
            <text:p text:style-name="P2">Offset in IFD structure</text:p>
          </table:table-cell>
          <table:table-cell table:style-name="Tabel6.A1" office:value-type="string">
            <text:p text:style-name="P2">Datatype</text:p>
          </table:table-cell>
          <table:table-cell table:style-name="Tabel6.C1" office:value-type="string">
            <text:p text:style-name="P2">Value</text:p>
          </table:table-cell>
        </table:table-row>
        <table:table-row>
          <table:table-cell table:style-name="Tabel6.A2" office:value-type="string">
            <text:p text:style-name="P1">0</text:p>
          </table:table-cell>
          <table:table-cell table:style-name="Tabel6.A2" office:value-type="string">
            <text:p text:style-name="P1">Unsigned 64bit integer</text:p>
          </table:table-cell>
          <table:table-cell table:style-name="Tabel6.C2" office:value-type="string">
            <text:p text:style-name="P1">Number of tags in IFD</text:p>
          </table:table-cell>
        </table:table-row>
        <table:table-row>
          <table:table-cell table:style-name="Tabel6.A2" office:value-type="string">
            <text:p text:style-name="P1">8+(Tag index)*20</text:p>
          </table:table-cell>
          <table:table-cell table:style-name="Tabel6.A2" office:value-type="string">
            <text:p text:style-name="P1">Tag structure</text:p>
          </table:table-cell>
          <table:table-cell table:style-name="Tabel6.C2" office:value-type="string">
            <text:p text:style-name="P1">Tag</text:p>
          </table:table-cell>
        </table:table-row>
        <table:table-row>
          <table:table-cell table:style-name="Tabel6.A2" office:value-type="string">
            <text:p text:style-name="P1">8+(Tag count)*20</text:p>
          </table:table-cell>
          <table:table-cell table:style-name="Tabel6.A2" office:value-type="string">
            <text:p text:style-name="P1">Unsigned 64bit integer</text:p>
          </table:table-cell>
          <table:table-cell table:style-name="Tabel6.C2" office:value-type="string">
            <text:p text:style-name="P1">File offset of next IFD, or 0 if there is no next IFD</text:p>
          </table:table-cell>
        </table:table-row>
      </table:table>
      <text:p text:style-name="P3"/>
      <text:p text:style-name="P3">BigTIFF tag structure used inside this IFD structure is...</text:p>
      <table:table table:name="Tabel7" table:style-name="Tabel7">
        <table:table-column table:style-name="Tabel7.A" table:number-columns-repeated="3"/>
        <table:table-row>
          <table:table-cell table:style-name="Tabel7.A1" office:value-type="string">
            <text:p text:style-name="P2">Offset in tag structure</text:p>
          </table:table-cell>
          <table:table-cell table:style-name="Tabel7.A1" office:value-type="string">
            <text:p text:style-name="P2">Datatype</text:p>
          </table:table-cell>
          <table:table-cell table:style-name="Tabel7.C1" office:value-type="string">
            <text:p text:style-name="P2">Value</text:p>
          </table:table-cell>
        </table:table-row>
        <table:table-row>
          <table:table-cell table:style-name="Tabel7.A2" office:value-type="string">
            <text:p text:style-name="P1">0</text:p>
          </table:table-cell>
          <table:table-cell table:style-name="Tabel7.A2" office:value-type="string">
            <text:p text:style-name="P1">Unsigned 16bit integer</text:p>
          </table:table-cell>
          <table:table-cell table:style-name="Tabel7.C2" office:value-type="string">
            <text:p text:style-name="P1">Tag identification code</text:p>
          </table:table-cell>
        </table:table-row>
        <table:table-row>
          <table:table-cell table:style-name="Tabel7.A2" office:value-type="string">
            <text:p text:style-name="P1">2</text:p>
          </table:table-cell>
          <table:table-cell table:style-name="Tabel7.A2" office:value-type="string">
            <text:p text:style-name="P1">Unsigned 16bit integer</text:p>
          </table:table-cell>
          <table:table-cell table:style-name="Tabel7.C2" office:value-type="string">
            <text:p text:style-name="P1">Datatype of tag data</text:p>
          </table:table-cell>
        </table:table-row>
        <text:soft-page-break/>
        <table:table-row>
          <table:table-cell table:style-name="Tabel7.A2" office:value-type="string">
            <text:p text:style-name="P1">4</text:p>
          </table:table-cell>
          <table:table-cell table:style-name="Tabel7.A2" office:value-type="string">
            <text:p text:style-name="P1">Unsigned 64bit integer</text:p>
          </table:table-cell>
          <table:table-cell table:style-name="Tabel7.C2" office:value-type="string">
            <text:p text:style-name="P1">Number of values in tag data</text:p>
          </table:table-cell>
        </table:table-row>
        <table:table-row>
          <table:table-cell table:style-name="Tabel7.A2" office:value-type="string">
            <text:p text:style-name="P1">12</text:p>
          </table:table-cell>
          <table:table-cell table:style-name="Tabel7.A2" office:value-type="string">
            <text:p text:style-name="P1">Tag datatype</text:p>
            <text:p text:style-name="P1">or </text:p>
            <text:p text:style-name="P1">Unsigned 64bit integer</text:p>
          </table:table-cell>
          <table:table-cell table:style-name="Tabel7.C2" office:value-type="string">
            <text:p text:style-name="P1">Tag data</text:p>
            <text:p text:style-name="P1">or</text:p>
            <text:p text:style-name="P1">File offset of tag data</text:p>
          </table:table-cell>
        </table:table-row>
      </table:table>
      <text:p text:style-name="P3"/>
      <text:p text:style-name="P3">Reading, decoding and interpreting an IFD, is a process that starts with a given file offset for this IFD. This file offset can be incorrect. It can point to a location inside the file header, or it can point to EOF or beyond EOF. This often occurs as a consequence of file truncation after partial transmition or partial download.</text:p>
      <text:p text:style-name="P3">It is often important to the user to be able to access the parts of the data that are present in a file, even when other parts are corrupted or absent. For example, it is entirely possible that the offset to the fifth IFD may point beyond EOF due to file truncation, but still the first four pages in the file may be completely specified and a user may want to retrieve them.</text:p>
      <text:p text:style-name="P3">This is why it is important for TIFF decoders and TIFF handling software in general to do proper "error attribution". A TIFF decoder layer needs to attribute this particular faulty situation to the fifth IFD, even though the actual pointer to this IFD is obtained from the final "File offset of next IFD" member of the fourth IFD, therefore allowing full access to the first four IFDs. The decoder calling code that receives an error return value upon accessing the fifth IFD, needs to be able to check whether there is an error attributed to this fifth IFD so as to be able to distinguish an IFD-local error situation, a TIFF-global error situation, and system-wide error situation like simply running out of working memory. This distinction can be vitally important in many applications. For example, it is impossible to build batch processors working on thousands of TIFF files without human supervision that both respond safely and correctly to system-wide error situations like running out of memory, and robustly to TIFF-global or IFD-local error situations. If decoders do not properly support error attribution and containment, programmers building such software tend to sacrifice the correct response to system-wide trouble and sooner or later disasters up to and including data loss may happen.</text:p>
      <text:p text:style-name="P3">Robust early error recovery and containment in TIFF decoders and applications can be quite involved. For example, an IFD-local error may occur when accessing an IFD that is a downsampled version of a particular TIFF page. In a decoder/application that aims to render that page, the correct response is to attempt decoding of the next bigger downsampled version IFD or full-sized page IFD instead. If code is set out to provide both robust and correct response, as well as full access to whatever data is accessible in one way or another, these considerations need to be part of the design on multiple levels.</text:p>
      <text:p text:style-name="P3">Any TIFF handling code needs to also check for circular IFD reference at this point. The most clearly understood circular IFD reference situation, is when the file header points to a particular IFD A as the first IFD. This IFD A in turn points to IFD B as next IFD B, and IFD B points to IFD A as the next IFD. Any code scanning through IFDs for whatever purpose may end up in an infinite loop in this situation. To protect itself from this, any TIFF decoder needs to maintain a table of IFD offsets. Before starting the process of reading and decoding an IFD, the offset needs to be matched with offsets in this table, and if a match is found then this IFD offset is considered incorrect similar to how it would be viewed if it pointed to a location inside the file header or beyond EOF. If no match is found, the offset is added to the table, and reading and decoding can proceed.</text:p>
      <text:p text:style-name="P22">If the IFD offset is incorrect, the <text:span text:style-name="T1">TIFF/A</text:span> auto-corrector and compliance checker need to issue a non-fatal warning. The auto-corrector needs to remedy the situation by zeroing out the offset to this IFD, if indeed it was read as the final member of a previous IFD. It may need to change tag data if it was read as part of an IFD offset array tag, or possibly remove a tag if it was the single item in an IFD offset array tag. A <text:span text:style-name="T1">TIFF/A</text:span> decoder needs to attribute a fatal error to this IFD locally, instead, and consistently return that error to calling code that tries to access any data or property of this <text:soft-page-break/>particular IFD.</text:p>
      <text:p text:style-name="P3">The first member of the IFD structure is the tag count. The number of tags inside an IFD is usually quite limited, in the order of a couple of dozen at most. Every tag identification code can be present at most once inside a particular IFD, and a tag identification code is an unsigned 16bit integer, so a theoretical limit to the number of tags would be 65536. However, it makes more sense to impose a smaller limit. We suggest any tag count exceeding 4096 to be regarded clearly corrupt, as this is at least an order of magnitude bigger then any sensible IFD we've ever seen. This more restrictive sanity check enables the assumption that reading and decoding of the IFD structure is a fast operation with near immediate return, and that does tend to simplify the decoder design.</text:p>
      <text:p text:style-name="P22">A tag count that is clearly incorrect should trigger behavior in <text:span text:style-name="T1">TIFF/A</text:span> auto-corrector and compliance checker, and decoder, that is very similar to the response to bad IFD offset described earlier.</text:p>
      <text:p text:style-name="P3">A premature EOF at this stage should also trigger that same error behavior, again attributing the error to the IFD.</text:p>
      <text:p text:style-name="P22">Next up are the tag structures. A tag is identified by the first member in this structure, the tag ID code. For example, this can be 256, called ImageWidth, which would mean this tag specifies the width of the image that is encoded in this IFD. The lists of tags and their possible data types and values that are allowed in <text:span text:style-name="T1">TIFF/A</text:span> are specified in section 4 (The <text:span text:style-name="T1">TIFF/A</text:span> image IFD).</text:p>
      <text:p text:style-name="P3">The second member of the tag structure, is a datatype indication. The possible values and their meaning is specified in the table below.</text:p>
      <table:table table:name="Tabel8" table:style-name="Tabel8">
        <table:table-column table:style-name="Tabel8.A" table:number-columns-repeated="3"/>
        <table:table-row>
          <table:table-cell table:style-name="Tabel8.A1" office:value-type="string">
            <text:p text:style-name="P2">Datatype value</text:p>
          </table:table-cell>
          <table:table-cell table:style-name="Tabel8.A1" office:value-type="string">
            <text:p text:style-name="P2">Name</text:p>
          </table:table-cell>
          <table:table-cell table:style-name="Tabel8.C1" office:value-type="string">
            <text:p text:style-name="P2">Meaning</text:p>
          </table:table-cell>
        </table:table-row>
        <table:table-row>
          <table:table-cell table:style-name="Tabel8.A2" office:value-type="string">
            <text:p text:style-name="P1">1</text:p>
          </table:table-cell>
          <table:table-cell table:style-name="Tabel8.A2" office:value-type="string">
            <text:p text:style-name="P1">Byte</text:p>
          </table:table-cell>
          <table:table-cell table:style-name="Tabel8.C2" office:value-type="string">
            <text:p text:style-name="P1">Unsigned 8bit integer data. In real-life TIFF usage, this datatype is often used where the datatype 7 (Undefined) should have been used instead, so, depending on the exact tag type, datatype conversion may not make sense.</text:p>
          </table:table-cell>
        </table:table-row>
        <table:table-row>
          <table:table-cell table:style-name="Tabel8.A2" office:value-type="string">
            <text:p text:style-name="P1">2</text:p>
          </table:table-cell>
          <table:table-cell table:style-name="Tabel8.A2" office:value-type="string">
            <text:p text:style-name="P1">ASCII</text:p>
          </table:table-cell>
          <table:table-cell table:style-name="Tabel8.C2" office:value-type="string">
            <text:p text:style-name="P1">The tag specifies an ASCII string. Byte values should range from 32 up to and including 126, as there exists no standard meaningful ASCII interpretation for any other value. TIFF specifies that a 0 string terminator should be included. In real-life TIFF, decoders should be prepared to see values outside this range, 0 terminators inside the string, and strings without 0 terminator.</text:p>
          </table:table-cell>
        </table:table-row>
        <table:table-row>
          <table:table-cell table:style-name="Tabel8.A2" office:value-type="string">
            <text:p text:style-name="P1">3</text:p>
          </table:table-cell>
          <table:table-cell table:style-name="Tabel8.A2" office:value-type="string">
            <text:p text:style-name="P1">Short</text:p>
          </table:table-cell>
          <table:table-cell table:style-name="Tabel8.C2" office:value-type="string">
            <text:p text:style-name="P1">Unsigned 16bit integer</text:p>
          </table:table-cell>
        </table:table-row>
        <table:table-row>
          <table:table-cell table:style-name="Tabel8.A2" office:value-type="string">
            <text:p text:style-name="P1">4</text:p>
          </table:table-cell>
          <table:table-cell table:style-name="Tabel8.A2" office:value-type="string">
            <text:p text:style-name="P1">Long</text:p>
          </table:table-cell>
          <table:table-cell table:style-name="Tabel8.C2" office:value-type="string">
            <text:p text:style-name="P1">Unsigned 32bit integer</text:p>
          </table:table-cell>
        </table:table-row>
        <table:table-row>
          <table:table-cell table:style-name="Tabel8.A2" office:value-type="string">
            <text:p text:style-name="P1">5</text:p>
          </table:table-cell>
          <table:table-cell table:style-name="Tabel8.A2" office:value-type="string">
            <text:p text:style-name="P1">Rational</text:p>
          </table:table-cell>
          <table:table-cell table:style-name="Tabel8.C2" office:value-type="string">
            <text:p text:style-name="P1">Structure composed of 2 unsigned 32bit integers. The <text:soft-page-break/>floating point value is obtained by dividing the first integer by the second.</text:p>
          </table:table-cell>
        </table:table-row>
        <table:table-row>
          <table:table-cell table:style-name="Tabel8.A2" office:value-type="string">
            <text:p text:style-name="P1">6</text:p>
          </table:table-cell>
          <table:table-cell table:style-name="Tabel8.A2" office:value-type="string">
            <text:p text:style-name="P1">SByte</text:p>
          </table:table-cell>
          <table:table-cell table:style-name="Tabel8.C2" office:value-type="string">
            <text:p text:style-name="P1">Signed 8bit integer</text:p>
          </table:table-cell>
        </table:table-row>
        <table:table-row>
          <table:table-cell table:style-name="Tabel8.A2" office:value-type="string">
            <text:p text:style-name="P1">7</text:p>
          </table:table-cell>
          <table:table-cell table:style-name="Tabel8.A2" office:value-type="string">
            <text:p text:style-name="P1">Undefined</text:p>
          </table:table-cell>
          <table:table-cell table:style-name="Tabel8.C2" office:value-type="string">
            <text:p text:style-name="P1">This value indicates the tag value is bytesized "raw" data, no byteswapping or datatype conversion operation should ever be attempted.</text:p>
          </table:table-cell>
        </table:table-row>
        <table:table-row>
          <table:table-cell table:style-name="Tabel8.A2" office:value-type="string">
            <text:p text:style-name="P1">8</text:p>
          </table:table-cell>
          <table:table-cell table:style-name="Tabel8.A2" office:value-type="string">
            <text:p text:style-name="P1">SShort</text:p>
          </table:table-cell>
          <table:table-cell table:style-name="Tabel8.C2" office:value-type="string">
            <text:p text:style-name="P1">Signed 16bit integer</text:p>
          </table:table-cell>
        </table:table-row>
        <table:table-row>
          <table:table-cell table:style-name="Tabel8.A2" office:value-type="string">
            <text:p text:style-name="P1">9</text:p>
          </table:table-cell>
          <table:table-cell table:style-name="Tabel8.A2" office:value-type="string">
            <text:p text:style-name="P1">SLong</text:p>
          </table:table-cell>
          <table:table-cell table:style-name="Tabel8.C2" office:value-type="string">
            <text:p text:style-name="P1">Signed 32bit integer</text:p>
          </table:table-cell>
        </table:table-row>
        <table:table-row>
          <table:table-cell table:style-name="Tabel8.A2" office:value-type="string">
            <text:p text:style-name="P1">10</text:p>
          </table:table-cell>
          <table:table-cell table:style-name="Tabel8.A2" office:value-type="string">
            <text:p text:style-name="P1">SRational</text:p>
          </table:table-cell>
          <table:table-cell table:style-name="Tabel8.C2" office:value-type="string">
            <text:p text:style-name="P1">Structure composed of a signed 32bit integer followed by an unsigned 32bit integer. The floating point value is obtained by dividing the first integer by the second.</text:p>
          </table:table-cell>
        </table:table-row>
        <table:table-row>
          <table:table-cell table:style-name="Tabel8.A2" office:value-type="string">
            <text:p text:style-name="P1">11</text:p>
          </table:table-cell>
          <table:table-cell table:style-name="Tabel8.A2" office:value-type="string">
            <text:p text:style-name="P1">Float</text:p>
          </table:table-cell>
          <table:table-cell table:style-name="Tabel8.C2" office:value-type="string">
            <text:p text:style-name="P6">32bit. This datatype is not defined in <text:span text:style-name="T1">TIFF/A</text:span>.</text:p>
          </table:table-cell>
        </table:table-row>
        <table:table-row>
          <table:table-cell table:style-name="Tabel8.A2" office:value-type="string">
            <text:p text:style-name="P1">12</text:p>
          </table:table-cell>
          <table:table-cell table:style-name="Tabel8.A2" office:value-type="string">
            <text:p text:style-name="P1">Double</text:p>
          </table:table-cell>
          <table:table-cell table:style-name="Tabel8.C2" office:value-type="string">
            <text:p text:style-name="P6">64bit. This datatype is not defined in <text:span text:style-name="T1">TIFF/A</text:span>.</text:p>
          </table:table-cell>
        </table:table-row>
        <table:table-row>
          <table:table-cell table:style-name="Tabel8.A2" office:value-type="string">
            <text:p text:style-name="P1">13</text:p>
          </table:table-cell>
          <table:table-cell table:style-name="Tabel8.A2" office:value-type="string">
            <text:p text:style-name="P1">IFD</text:p>
          </table:table-cell>
          <table:table-cell table:style-name="Tabel8.C2" office:value-type="string">
            <text:p text:style-name="P1">Unsigned 32bit integer file offset of child IFD.</text:p>
          </table:table-cell>
        </table:table-row>
        <table:table-row>
          <table:table-cell table:style-name="Tabel8.A2" office:value-type="string">
            <text:p text:style-name="P1">14</text:p>
          </table:table-cell>
          <table:table-cell table:style-name="Tabel8.A2" office:value-type="string">
            <text:p text:style-name="P1">Unicode</text:p>
          </table:table-cell>
          <table:table-cell table:style-name="Tabel8.C2" office:value-type="string">
            <text:p text:style-name="P6">This datatype is not defined in <text:span text:style-name="T1">TIFF/A</text:span>.</text:p>
          </table:table-cell>
        </table:table-row>
        <table:table-row>
          <table:table-cell table:style-name="Tabel8.A2" office:value-type="string">
            <text:p text:style-name="P1">15</text:p>
          </table:table-cell>
          <table:table-cell table:style-name="Tabel8.A2" office:value-type="string">
            <text:p text:style-name="P1">Complex</text:p>
          </table:table-cell>
          <table:table-cell table:style-name="Tabel8.C2" office:value-type="string">
            <text:p text:style-name="P6">This datatype is not defined in <text:span text:style-name="T1">TIFF/A</text:span>.</text:p>
          </table:table-cell>
        </table:table-row>
        <table:table-row>
          <table:table-cell table:style-name="Tabel8.A2" office:value-type="string">
            <text:p text:style-name="P1">16</text:p>
          </table:table-cell>
          <table:table-cell table:style-name="Tabel8.A2" office:value-type="string">
            <text:p text:style-name="P1">Long8</text:p>
          </table:table-cell>
          <table:table-cell table:style-name="Tabel8.C2" office:value-type="string">
            <text:p text:style-name="P1">Unsigned 64bit integer. This datatype is defined in BigTIFF<text:span text:style-name="T1">(</text:span>/<text:span text:style-name="T1">A)</text:span> only.</text:p>
          </table:table-cell>
        </table:table-row>
        <table:table-row>
          <table:table-cell table:style-name="Tabel8.A2" office:value-type="string">
            <text:p text:style-name="P1">17</text:p>
          </table:table-cell>
          <table:table-cell table:style-name="Tabel8.A2" office:value-type="string">
            <text:p text:style-name="P1">SLong8</text:p>
          </table:table-cell>
          <table:table-cell table:style-name="Tabel8.C2" office:value-type="string">
            <text:p text:style-name="P1">Signed 64bit integer. This datatype is defined in BigTIFF<text:span text:style-name="T1">(</text:span>/<text:span text:style-name="T1">A)</text:span> only.</text:p>
          </table:table-cell>
        </table:table-row>
        <table:table-row>
          <table:table-cell table:style-name="Tabel8.A2" office:value-type="string">
            <text:p text:style-name="P1">18</text:p>
          </table:table-cell>
          <table:table-cell table:style-name="Tabel8.A2" office:value-type="string">
            <text:p text:style-name="P1">IFD8</text:p>
          </table:table-cell>
          <table:table-cell table:style-name="Tabel8.C2" office:value-type="string">
            <text:p text:style-name="P1">Unsigned 64bit integer file offset of child IFD. This datatype is defined in BigTIFF<text:span text:style-name="T1">(/A)</text:span> only.</text:p>
          </table:table-cell>
        </table:table-row>
      </table:table>
      <text:p text:style-name="P3"/>
      <text:p text:style-name="P3">When a decoder expects a particular integer datatype, and another integer datatype is actually specified in the tag structure, it should attempt conversion. For example, if a decoder reads the ImageWidth tag, it expects to find either datatype 3 (Short, Unsigned 16bit integer) or datatype 4 (Long, Unsigned 32bit integer). If the tag specifies datatype 1 (Byte, Unsigned 8bit integer) instead, it should read the Byte data, convert as necessary, and interpret this as a valid ImageWidth specification. It may issue a non-fatal warning, depending on the desired level of verbosity. Integer conversions should also be attempted, if the specified type is not a subset of the expected type. For example, if the ImageWidth tag specifies datatype 9 (SLong, Signed 32bit integer), and its value is <text:soft-page-break/>30.000, this should still be converted and taken as a valid ImageWidth specification. Conversion is not always meaningful or possible if the specified type is not a subset of the expected type. For example, if the ImageWidth tag specifies datatype 9 (SLong, Signed 32bit integer), the value may very well be negative. In this case, reading the tag value should result in a fatal error, that is attributed to this tag. Sometimes conversion is simply not defined. The ImageWidth tag could specify datatype 2 (ASCII) or datatype 5 (Rational). No conversion attempt should be made from anything non-integer (including IFD and IFD8), to anything integer, an error attributed to this tag is the only meaningful response.</text:p>
      <text:p text:style-name="P3">When a decoder expects the datatype 7 (Undefined), it should also accept datatype 1 (Byte), because many encoders mistakenly use this. Depending on the desired level of verbosity, the decoder might want to emit a non-fatal warning. No other conversion to datatype 7 (Undefined) should be ever be attempted, because it is illogical and because data could easily be corrupted due to byte order issues.</text:p>
      <text:p text:style-name="P3">When a decoder expects the datatype 5 (Rational), it should attempt to also convert from datatype 10 (SRational), and the other way around. Again, if conversion is impossible due to the actual value being out of the target datatype range, this is a tag-attributed error situation.</text:p>
      <text:p text:style-name="P3">There is a particularly nasty issue surrounding the datatype 13 (IFD), and, in BigTIFF only, datatype 18 (IFD8). At one point in the history of TIFF, there used to be no such datatype, and datatype 4 (Long) was used instead. There's no real issue when a known tag is accessed. If it's know to have the IFD datatype, and it specifies the Long datatype, this Long data needs to be reinterpreted as IFD data. If the tag is know to have an integer datatype, and it specifies the Long datatype, this Long data needs to be interpreted as integer data. </text:p>
      <text:p text:style-name="P22">However, TIFF (not <text:span text:style-name="T1">TIFF/A</text:span>) is freely extendable, custom tags can be registered and private tags can be used, so applications can encounter tags that are unknown to them. If any such unknown tag has the Long datatype, it's unclear whether or not it point to auxiliary IFDs. This problem has the potential to invalidate the functionality detailed in section 2 (Data block order, location, and organization). In other words, it's not really a problem for a decoder, an unknown tag should not be of interest as it should not impact retrieval of the data the decoder does know about. It is however a problem for any application that aims to relocate parts of the IFD tree, for example when merging multiple TIFF files to a single multipage file, or the other way around.</text:p>
      <text:p text:style-name="P3">BigTIFF is relatively new, but it's expected the Long/IFD issue will probably persist and we'll likely find there will be a similar Long8/IFD8 issue in the near future.</text:p>
      <text:p text:style-name="P3">In TIFF, this problem can only be solved in a heuristic manner. The decoder needs to map the used ranges in the file, assuming every unknown tag with Long data is meant to contain actual integers. Next, it needs to examine said Long data. If the values point inside the file header, or if they point to EOF or beyond EOF, or inside a used range as indicated by the previously build usage map, it's very likely this tag's data is intended to be integer. If not, the data pointed to by the tag if taken to be IFD, should be examined. If this data makes for a sensible IFD structure, it probably is.</text:p>
      <text:p text:style-name="P22">In valid <text:span text:style-name="T1">TIFF/A</text:span>, this problem does not exist, because <text:span text:style-name="T1">TIFF/A</text:span> is not extendable. It contains only the tags specified in section 4 (The <text:span text:style-name="T1">TIFF/A</text:span> image IFD), so all tags are known. Furthermore, in valid <text:span text:style-name="T1">TIFF/A</text:span>, the datatypes 13 (IFD) and 18 (IFD8) are the only datatypes allowed for tags that point to auxiliary IFDs.</text:p>
      <text:p text:style-name="P22">A <text:span text:style-name="T1">TIFF/A</text:span> auto-corrector or compliance checker can encounter unknown tags with datatype 4 (Long) or 16 (Long8). However, its response should be similar, whether this tag is actually intended to contain an integer value or IFD value. <text:span text:style-name="T1">TIFF/A</text:span> is not extendable, custom and private tags are not valid. All valid <text:span text:style-name="T1">TIFF/A</text:span> tags are specified in this document, and therefore the unknown tag should be removed. The auto-corrector and compliance checker also perform a file offset range usage analysis, detailed in section 2 (Data block order, location, and organization). If this removed tag is intended to point to an IFD, an unused range or unused ranges will be detected, and the <text:span text:style-name="T1">TIFF/A</text:span> <text:soft-page-break/>auto-corrector will repack the file more densely. All trace of the unsupported auxiliary IFD will therefore be removed.</text:p>
      <text:p text:style-name="P22">Some datatypes are not actually valid for any of the <text:span text:style-name="T1">TIFF/A</text:span> tags. They are thus marked "not defined in <text:span text:style-name="T1">TIFF/A</text:span>".</text:p>
      <text:p text:style-name="P22">Wherever a <text:span text:style-name="T1">TIFF/A</text:span> decoder sees one datatype and expects another, and any of above conversion rules apply, the <text:span text:style-name="T1">TIFF/A</text:span> auto-corrector should change the datatype so that it matches what is expected, and change the actual data accordingly if source and target datatype are not binary compatible. The decoder may or may not wish to emit a non-fatal warning, depending on the desired level of verbosity. The auto-corrector and compliance checker should emit a non-fatal warning.</text:p>
      <text:p text:style-name="P22">Wherever a <text:span text:style-name="T1">TIFF/A</text:span> decoder sees one datatype and expects another, and no conversion rule specified here can be used, this is to be regarded as an error attributed to the tag. Accessing the tag's data is impossible.</text:p>
      <text:p text:style-name="P3">Again, the notion of error attribution is important. Individual tags may not have a vital impact on other parts of the data, and a decoder should always support the best possible access to whatever data is accessible without error. For example, while an error in the ImageWidth tag will logically result in image data being inaccessible, an error in the XResolution tag should not impact access to pixel array color data, and an error in the Software tag that specifies the name of the encoding software should impact nothing other then access to this Software tag.</text:p>
      <text:p text:style-name="P3">Following the tag datatype specifier, is the integer specification of the number of values in the tag data. The tag data is regarded an array of datatype. If it's a single element, it's simply an array of length 1.</text:p>
      <text:p text:style-name="P3">The number of values in the tag data, multiplied by the byte length indicated by the tag datatype, is the byte length of the total tag data array. If this does not exceed the byte length of a file offset (i.e. 4 in ClassicTIFF, 8 in BigTIFF), then this data is directly encoded in the final member of the tag structure. If it's smaller then the byte length of a file offset, it's encoded in the lower portion of this final member. Meaning, the bytes in this member that have the highest file offsets, are not used.</text:p>
      <text:p text:style-name="P3">If the byte length of the total tag data array does exceed the byte length of a file offset, the tag data array is stored externally to this IFD structure, in its own dedicated data block in the file. The array's file offset is given in this final member of the tag structure.</text:p>
      <text:p text:style-name="P22">If a premature EOF is encountered before all tags can be read, a decoder may or may not issue a non-fatal warning, but should attempt to make due with the tags that can successfully be read. The <text:span text:style-name="T1">TIFF/A</text:span> auto-corrector and compliance checker should emit a non-fatal warning. The auto-corrector is required to change the number of tags in this IFD, the value in the very first member of this IFD structure, so as to reflect the number of tags that can be retrieved.</text:p>
      <text:p text:style-name="P3">This can easily lead lead to more warning and error situation at a later stage, when the IFD is to be interpreted as an image. However, it's also entirely possible that the image data is still accessible, and a decoder should aim to provide maximum access in any error situation.</text:p>
      <text:p text:style-name="P3">The TIFF specification states that tag identification codes in an IFD should be unique, and written in ascending order. It's easily understood that tag identification codes ought to be unique, it simply does not make sense to have multiple ImageWidth specifications. The ascending order, may not conceptually be required, but it's simply part of the TIFF specification.</text:p>
      <text:p text:style-name="P3">A decoder should be prepared to deal with multiple occurrences of the same tag, and order of tags. In the interest of uniform response to unexpected situations, it is required that a decoder that sees multiple instances of the same tag inside a single IFD, holds on to the first instance and ignores all subsequent instances. It may or may not issue a non-fatal warning.</text:p>
      <text:p text:style-name="P22">The <text:span text:style-name="T1">TIFF/A</text:span> auto-corrector and compliance checker are required to issue warnings when faced with <text:soft-page-break/>this situation. The auto-corrector is required to properly sort the tags in ascending order, if they are not, and to remove all ignored instances subsequent of the same tag. If the latter operation is required, the size of the IFD structure will be impacted, unused space inside the file will be a consequence, and the auto-corrector will need to repack as detailed in section 2.</text:p>
      <text:p text:style-name="P3">The final member of the IFD structure, following the tag structure array, is the file offset to the next IFD in the single-linked list. 0 is a valid value for this offset, this simply means there is no next IFD. The offset can be different from 0 and clearly incorrect, if it points to a location inside the file header, or if it points to EOF or beyond. At this stage, though, even if the offset is clearly incorrect, the value is to be taken as is. No error or warning should be issues, as the error is local to the next IFD and handling it is postponed until the IFD decoding process of that next IFD starts. This is detailed near the top of this section 3.1 (The IFD structure).</text:p>
      <text:p text:style-name="P22">If a premature EOF is encountered at this stage, a decoder may or may not emit a warning, and behave as if this file offset to the next IFD is 0. The <text:span text:style-name="T1">TIFF/A</text:span> auto-corrector and compliance checkers should emit a non-fatal warning. The auto-checker needs to correct the situation, ensuring a value of 0 is written as a valid file offset to the next IFD.</text:p>
      <text:p text:style-name="P3">This premature EOF situation before the file offset to the next IFD can be read, is logically also triggered if a premature EOF was encountered at an earlier stage, during reading of the tag structure array. Decoder, auto-checker and compliance checker need to ensure they do not emit an additional warning in this case as a proper warning altering to this situation was already issued. The auto- corrector does of course need to ensure a valid file offset 0 is appended.</text:p>
      <text:p text:style-name="P3">The situation with premature EOF before this final member of the IFD structure is relatively frequently encountered in real-life TIFF files. Often times, when encoders support single-raster TIFFs only, the IFD structure is the very last part of the file. When the encoder designer simply forgets the notion of pointer to the next IFD, it is unlikely non-verbose decoders report any problem with the encoder's output, and the bug goes unnoticed.</text:p>
      <text:p text:style-name="P25">ddd insert note on IFD array/list confusion here???</text:p>
      <text:h text:style-name="P5" text:outline-level="2">3.2. The <text:span text:style-name="T1">TIFF/A</text:span> IFD tree</text:h>
      <text:p text:style-name="P27"><text:span text:style-name="T2">Every IFD in a TIFF/A file is required to be an image IFD, as specified in section 4 (The TIFF/A image IFD).</text:span></text:p>
      <text:p text:style-name="P27"><text:span text:style-name="T2">Every IFD in the main single-linked list in a TIFF/A file, the list start</text:span><text:span text:style-name="T3">ing</text:span><text:span text:style-name="T2"> with the file offset to the first IFD inside the TIFF file header, is a separate page in the file. The page order, if conceptually meaningful, is determined by the order in the list, not by a page number tag in the IFD.</text:span></text:p>
      <text:p text:style-name="P27"><text:span text:style-name="T2">An IFD in the main single-linked list can point to child IFDs using the SubIFDs tag. Every child IFD contains the same image data, but image dimensions (meaning, horizontal and vertical pixel count) and/or colorspace specification should be different.</text:span></text:p>
      <text:p text:style-name="P28"><text:span text:style-name="T2">It is required that the version of the page that is most precise is encoded in the main list IFD. The SubIFDs tag, if used, points to alternate versions of the page that are conveniently premade downsampled versions. If the main list IFD has a colorspace that is any more precise then 8 bit per channels sRGB, a SubIFD can be included that has the same dimensions </text:span><text:span text:style-name="T3">but rounds the colorspace to 8 bit per channel sRGB. All subsequent SubIFDs are required to be progressively smaller. </text:span></text:p>
      <text:p text:style-name="P28"><text:span text:style-name="T3">In TIFF/A, it is highly recommended, though not absolutely required, to include a full list of SubIFDs for every image, starting with a same-size 8 bit per channel sRGB SubIFD if an only if the colorspace of the main page image exceeds this level of precision. Every subsequent SubIFD is highly recommended to have one fourth the horizontal and vertical pixel count of the previous SubIFD, or in the case of the first SubIFD of an 8 bit per channel sRGB main image, one fourth the horizontal and vertical pixel count of the main image, rounded down, resulting in one sixteenth the </text:span><text:soft-page-break/><text:span text:style-name="T3">number of pixels or slightly less due to this rounding. It is highly recommended to continue this list of SubIFDs up to and including the point where both image width and image height are at most 400.</text:span></text:p>
      <text:p text:style-name="P29"><text:span text:style-name="T2">The following are examples of this SubIFD recommendation.</text:span></text:p>
      <text:p text:style-name="P29">Example 1.</text:p>
      <text:p text:style-name="P29"><text:span text:style-name="T2"><text:tab/>Main list IFD: 4000x6000 pixels, 16 bits per channel sRGB</text:span></text:p>
      <text:p text:style-name="P29"><text:span text:style-name="T2"><text:tab/>SubIFD 0: 4000x6000 pixels, 8 bits per channel sRGB</text:span></text:p>
      <text:p text:style-name="P29"><text:span text:style-name="T2"><text:tab/>SubIFD 1: 1000x1500 pixels, 8 bits per channel sRGB</text:span></text:p>
      <text:p text:style-name="P29"><text:span text:style-name="T2"><text:tab/>SubIFD 2: 250x375 pixels, 8 bits per channel sRGB</text:span></text:p>
      <text:p text:style-name="P29"><text:span text:style-name="T2">Example 2</text:span></text:p>
      <text:p text:style-name="P29"><text:span text:style-name="T2"><text:tab/>Main list IFD: 4000x6000 pixels, 8 bits per channel sRGB</text:span></text:p>
      <text:p text:style-name="P29"><text:span text:style-name="T2"><text:tab/>SubIFD 0: 1000x1500 pixels, 8 bits per channel sRGB</text:span></text:p>
      <text:p text:style-name="P29"><text:span text:style-name="T2"><text:tab/>SubIFD 1: 250x375 pixels, 8 bits per channel sRGB</text:span></text:p>
      <text:p text:style-name="P29"><text:span text:style-name="T2">Example 3:</text:span></text:p>
      <text:p text:style-name="P29"><text:span text:style-name="T2"><text:tab/>Main list IFD: 400x290 pixels, 8 bits per channel sRGB</text:span></text:p>
      <text:p text:style-name="P23">Many naive TIFF decoders, converters and renderers support only th<text:span text:style-name="T4">e </text:span>main list IFD<text:span text:style-name="T4">s</text:span>. They see only the correct full-sized and full-precision page IFDs in specified TIFF/A page and SubIFD organization. <text:span text:style-name="T4">Meaning, n</text:span>o support for any old-style raster relation specification nor for the new-style SubIFD tag nor for the TIFF/A recommendation is required for TIFF decoders, converters and renderers to at least arrive at correct results <text:span text:style-name="T4">when decoding a TIFF/A file</text:span>.</text:p>
      <text:p text:style-name="P23">A naive TIFF decoder that attempts to support any of the old-style raster relation specifications of TIFF, <text:span text:style-name="T4">also </text:span>arrives at correct conclusions regarding the relationship between main list IFDs, because in the absence of any old-style raster relation specification in these IFDs a simple separate page relationship is to be assumed according to each of these various old-style raste relation specifications.</text:p>
      <text:p text:style-name="P23">Any TIFF decoder that does support the SubIFDs tag, will not merely arrive at correct results, <text:span text:style-name="T4">but also see the downsamples in size and possibly colorspace, and make use of these as it sees fit.</text:span></text:p>
      <text:p text:style-name="P24">Though not absolutely required, a TIFF/A decoder is highly recommended to support the SubIFDs tag and make proper use of premade downsampled images. In a rendering context, it's recommended a TIFF/A decoder works from the smallest possible raster that is at least as wide and as high as the target output, delivering the fastest possible result with the least possible IO and processing need, and only limited negative impact on rendering quality. In an asynchronous progressive rendering context, it's recommended a TIFF/A decoder and renderer works from the full-sized and full-precision main-list IFD in a subsequent pass, delivering the highest quality attainable.</text:p>
      <text:p text:style-name="P25">ddd insert guidelines for auto-corrector and compliance checker</text:p>
      <text:h text:style-name="P5" text:outline-level="2">3.3. IFD relations outside the scope of the <text:span text:style-name="T1">TIFF/A</text:span> subset to be interpreted and converted by the <text:span text:style-name="T1">TIFF/A</text:span> auto-corrector</text:h>
      <text:p text:style-name="P3">ddd</text:p>
      <text:h text:style-name="P10" text:outline-level="1">4. The <text:span text:style-name="T1">TIFF/A</text:span> image IFD</text:h>
      <text:p text:style-name="P3">ddd</text:p>
      <text:h text:style-name="P8" text:outline-level="1">Appendix A: Issues that require evaluation</text:h>
      <text:list xml:id="list3353755524572323549" text:style-name="L5">
        <text:list-item>
          <text:p text:style-name="P21">Inclusion of BigTIFF support</text:p>
        </text:list-item>
        <text:list-item>
          <text:p text:style-name="P21">ddd</text:p>
        </text:list-item>
      </text:list>
      <text:h text:style-name="P10" text:outline-level="1">Appendix B: Differences between TIFF 6.0 and <text:span text:style-name="T1">TIFF/A</text:span></text:h>
      <text:p text:style-name="P3">ddd</text:p>
      <text:h text:style-name="P10" text:outline-level="1">Appendix C: Differences between TIFF/EP and <text:span text:style-name="T1">TIFF/A</text:span></text:h>
      <text:p text:style-name="P3">dd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5M16S</meta:editing-duration>
    <meta:editing-cycles>16</meta:editing-cycles>
    <meta:generator>LibreOffice/4.3.4.1$Windows_x86 LibreOffice_project/bc356b2f991740509f321d70e4512a6a54c5f243</meta:generator>
    <dc:date>2014-12-12T11:15:13.047000000</dc:date>
    <dc:creator>Joris Van Damme</dc:creator>
    <meta:document-statistic meta:table-count="8" meta:image-count="0" meta:object-count="0" meta:page-count="18" meta:paragraph-count="288" meta:word-count="7312" meta:character-count="42795" meta:non-whitespace-character-count="35772"/>
    <meta:user-defined meta:name="Info 1"/>
    <meta:user-defined meta:name="Info 2"/>
    <meta:user-defined meta:name="Info 3"/>
    <meta:user-defined meta:name="Info 4"/>
  </office:meta>
</office:document-meta>
</file>